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2a6" officeooo:paragraph-rsid="001bf2a6"/>
    </style:style>
    <style:style style:name="P2" style:family="paragraph" style:parent-style-name="Text_20_body">
      <style:text-properties officeooo:rsid="001dc132" officeooo:paragraph-rsid="001dc132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f2a6" officeooo:paragraph-rsid="001bf2a6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f2a6" officeooo:paragraph-rsid="001bf2a6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1bf2a6" officeooo:paragraph-rsid="001bf2a6" style:font-style-asian="italic" style:font-weight-asian="bold" style:font-style-complex="italic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tyle="italic" style:text-underline-style="solid" style:text-underline-width="auto" style:text-underline-color="font-color" fo:font-weight="bold" officeooo:rsid="001dc132" officeooo:paragraph-rsid="001dc132" style:font-style-asian="italic" style:font-weight-asian="bold" style:font-style-complex="italic" style:font-weight-complex="bold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1dc132" officeooo:paragraph-rsid="001dc132"/>
    </style:style>
    <style:style style:name="T1" style:family="text">
      <style:text-properties officeooo:rsid="001f95a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HON</text:p>
      <text:p text:style-name="P1"/>
      <text:p text:style-name="P1"/>
      <text:p text:style-name="P5">Qu’est-ce qu’une variable ?</text:p>
      <text:p text:style-name="P1"/>
      <text:p text:style-name="P1">C’est une zone de mémoire de l’ordinateur dans laquelle une valeur est stockée. Cette variable est définie par un nom.</text:p>
      <text:p text:style-name="P1"/>
      <text:p text:style-name="P5">Types de variable</text:p>
      <text:p text:style-name="P1"/>
      <text:p text:style-name="P1">Le type d’une variable correspond à la nature de celle-ci. </text:p>
      <text:p text:style-name="P1">Les trois principaux sont :</text:p>
      <text:p text:style-name="P1">- les entiers (integer ou int)</text:p>
      <text:p text:style-name="P1">- les nombres décimaux (float)</text:p>
      <text:p text:style-name="P1">- les chaînes de caractères (string ou str)</text:p>
      <text:p text:style-name="P1"/>
      <text:p text:style-name="P5">Les opérations Python</text:p>
      <text:p text:style-name="P1"/>
      <text:p text:style-name="P1">Un opérateur st un signe / symbole qui va nous permettre de réaliser une opération. </text:p>
      <text:p text:style-name="P1">Par exemple le signe = st en Python l’opération d’affectation simple, il permet d’affecter une valeur à une variable.</text:p>
      <text:p text:style-name="P1"/>
      <text:p text:style-name="P5">Catégories d’opérateurs :</text:p>
      <text:p text:style-name="P1"/>
      <text:list xml:id="list4048358033" text:style-name="L1">
        <text:list-item>
          <text:p text:style-name="P8">Les opérateurs d’affectation ou d’assignation ; </text:p>
        </text:list-item>
        <text:list-item>
          <text:p text:style-name="P9">Les opérateurs arithmétiques ;</text:p>
        </text:list-item>
        <text:list-item>
          <text:p text:style-name="P8">Les opérateurs de chaînes ; </text:p>
        </text:list-item>
        <text:list-item>
          <text:p text:style-name="P8">Les opérateurs de comparaison ; </text:p>
        </text:list-item>
        <text:list-item>
          <text:p text:style-name="P8">Les opérateurs logiques ; </text:p>
        </text:list-item>
        <text:list-item>
          <text:p text:style-name="P8">Les opérateurs d’identité ; </text:p>
        </text:list-item>
        <text:list-item>
          <text:p text:style-name="P8">Les opérateurs d’appartenance ; </text:p>
        </text:list-item>
        <text:list-item>
          <text:p text:style-name="P6">Les opérateurs binaires. </text:p>
        </text:list-item>
      </text:list>
      <text:p text:style-name="Text_20_body"/>
      <text:p text:style-name="P7">Les fonctions utiles pour traiter les chaînes de caractères </text:p>
      <text:p text:style-name="P2">On peut choisir n’importe quel nom pour la fonction (à l’exception des mots réservés du langage et à la contidition de n’utiliser aucun caractère spécial ou accentué, sauf _ qui est permis)</text:p>
      <text:p text:style-name="P2">- string (ou str)</text:p>
      <text:p text:style-name="P2">- def</text:p>
      <text:p text:style-name="P2">- <text:span text:style-name="T1">print</text:span></text:p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09:20:57.794000000</meta:creation-date>
    <meta:generator>LibreOffice/7.0.4.2$Windows_X86_64 LibreOffice_project/dcf040e67528d9187c66b2379df5ea4407429775</meta:generator>
    <dc:date>2021-12-15T10:46:29.855000000</dc:date>
    <meta:editing-duration>PT11M37S</meta:editing-duration>
    <meta:editing-cycles>3</meta:editing-cycles>
    <meta:document-statistic meta:table-count="0" meta:image-count="0" meta:object-count="0" meta:page-count="1" meta:paragraph-count="26" meta:word-count="194" meta:character-count="1139" meta:non-whitespace-character-count="969"/>
  </office:meta>
</office:document-meta>
</file>